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yt1tle" style:master-page-name="MP0" style:family="paragraph">
      <style:paragraph-properties fo:break-before="page" style:page-number="1"/>
      <style:text-properties fo:language="en" fo:country="US"/>
    </style:style>
    <style:style style:name="P5" style:parent-style-name="stytext" style:family="paragraph">
      <style:text-properties fo:language="en" fo:country="US"/>
    </style:style>
    <style:style style:name="P6" style:parent-style-name="stytext" style:family="paragraph">
      <style:text-properties fo:language="en" fo:country="US"/>
    </style:style>
    <style:style style:name="P7" style:parent-style-name="stytext" style:family="paragraph">
      <style:text-properties fo:language="en" fo:country="US"/>
    </style:style>
    <style:style style:name="P8" style:parent-style-name="stytext" style:family="paragraph">
      <style:text-properties fo:language="en" fo:country="US"/>
    </style:style>
    <style:style style:name="P9" style:parent-style-name="stytext" style:family="paragraph">
      <style:text-properties fo:language="en" fo:country="US"/>
    </style:style>
    <style:style style:name="P10" style:parent-style-name="stytext" style:family="paragraph">
      <style:text-properties fo:language="en" fo:country="US"/>
    </style:style>
    <style:style style:name="P11" style:parent-style-name="stytext" style:family="paragraph">
      <style:text-properties fo:language="en" fo:country="US"/>
    </style:style>
    <style:style style:name="P12" style:parent-style-name="stytext" style:family="paragraph">
      <style:text-properties fo:language="en" fo:country="US"/>
    </style:style>
    <style:style style:name="P13" style:parent-style-name="stytext" style:family="paragraph">
      <style:text-properties fo:language="en" fo:country="US"/>
    </style:style>
    <style:style style:name="P14" style:parent-style-name="stytext" style:family="paragraph">
      <style:text-properties fo:language="en" fo:country="US"/>
    </style:style>
    <style:style style:name="P15" style:parent-style-name="stytext" style:family="paragraph">
      <style:text-properties fo:language="en" fo:country="US"/>
    </style:style>
    <style:style style:name="P16" style:parent-style-name="stytext" style:family="paragraph">
      <style:text-properties fo:language="en" fo:country="US"/>
    </style:style>
    <style:style style:name="P17" style:parent-style-name="stytext" style:family="paragraph">
      <style:text-properties fo:language="en" fo:country="US"/>
    </style:style>
    <style:style style:name="P18" style:parent-style-name="stytext" style:family="paragraph">
      <style:text-properties fo:language="en" fo:country="US"/>
    </style:style>
    <style:style style:name="P19" style:parent-style-name="stytext" style:family="paragraph">
      <style:text-properties fo:language="en" fo:country="US"/>
    </style:style>
    <style:style style:name="P20" style:parent-style-name="stytext" style:family="paragraph">
      <style:text-properties fo:language="en" fo:country="US"/>
    </style:style>
    <style:style style:name="P21" style:parent-style-name="stytext" style:family="paragraph">
      <style:text-properties fo:language="en" fo:country="US"/>
    </style:style>
    <style:style style:name="P22" style:parent-style-name="stytext" style:family="paragraph">
      <style:text-properties fo:language="en" fo:country="US"/>
    </style:style>
    <style:style style:name="P23" style:parent-style-name="stytext" style:family="paragraph">
      <style:text-properties fo:language="en" fo:country="US"/>
    </style:style>
    <style:style style:name="P24" style:parent-style-name="stytext" style:family="paragraph">
      <style:text-properties fo:language="en" fo:country="US"/>
    </style:style>
    <style:style style:name="P25" style:parent-style-name="stytext" style:family="paragraph">
      <style:text-properties fo:language="en" fo:country="US"/>
    </style:style>
    <style:style style:name="P26" style:parent-style-name="stytext" style:family="paragraph">
      <style:text-properties fo:language="en" fo:country="US"/>
    </style:style>
    <style:style style:name="P27" style:parent-style-name="stytext" style:family="paragraph">
      <style:text-properties fo:language="en" fo:country="US"/>
    </style:style>
    <style:style style:name="P28" style:parent-style-name="stytext" style:family="paragraph">
      <style:text-properties fo:language="en" fo:country="US"/>
    </style:style>
    <style:style style:name="P29" style:parent-style-name="stytext" style:family="paragraph">
      <style:text-properties fo:language="en" fo:country="US"/>
    </style:style>
    <style:style style:name="P30" style:parent-style-name="Title" style:family="paragraph">
      <style:paragraph-properties fo:margin-bottom="0.1666in"/>
      <style:text-properties fo:font-size="14pt" style:font-size-asian="14pt" style:font-size-complex="14pt"/>
    </style:style>
    <style:style style:name="TableColumn32" style:family="table-column">
      <style:table-column-properties style:column-width="0.7812in" style:use-optimal-column-width="false"/>
    </style:style>
    <style:style style:name="TableColumn33" style:family="table-column">
      <style:table-column-properties style:column-width="1.1416in" style:use-optimal-column-width="false"/>
    </style:style>
    <style:style style:name="TableColumn34" style:family="table-column">
      <style:table-column-properties style:column-width="1.0347in" style:use-optimal-column-width="false"/>
    </style:style>
    <style:style style:name="TableColumn35" style:family="table-column">
      <style:table-column-properties style:column-width="0.7805in" style:use-optimal-column-width="false"/>
    </style:style>
    <style:style style:name="TableColumn36" style:family="table-column">
      <style:table-column-properties style:column-width="1.2826in" style:use-optimal-column-width="false"/>
    </style:style>
    <style:style style:name="TableColumn37" style:family="table-column">
      <style:table-column-properties style:column-width="0.8826in" style:use-optimal-column-width="false"/>
    </style:style>
    <style:style style:name="TableColumn38" style:family="table-column">
      <style:table-column-properties style:column-width="0.784in" style:use-optimal-column-width="false"/>
    </style:style>
    <style:style style:name="Table31" style:family="table">
      <style:table-properties style:width="6.6875in" fo:margin-left="0in" table: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1" style:parent-style-name="stytable-head" style:family="paragraph">
      <style:text-properties fo:language="en" fo:country="US"/>
    </style:style>
    <style:style style:name="TableCell42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3" style:parent-style-name="stytable-head" style:family="paragraph">
      <style:text-properties fo:language="en" fo:country="US"/>
    </style:style>
    <style:style style:name="TableCell44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5" style:parent-style-name="stytable-head" style:family="paragraph">
      <style:text-properties fo:language="en" fo:country="US"/>
    </style:style>
    <style:style style:name="TableCell46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7" style:parent-style-name="stytable-head" style:family="paragraph">
      <style:text-properties fo:language="en" fo:country="US"/>
    </style:style>
    <style:style style:name="TableCell48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9" style:parent-style-name="stytable-head" style:family="paragraph">
      <style:text-properties fo:language="en" fo:country="U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padding-top="0.0194in" fo:padding-left="0.0395in" fo:padding-bottom="0.0194in" fo:padding-right="0.0395in"/>
    </style:style>
    <style:style style:name="P52" style:parent-style-name="stytable-0" style:family="paragraph">
      <style:text-properties fo:language="en" fo:country="US"/>
    </style:style>
    <style:style style:name="TableCell53" style:family="table-cell">
      <style:table-cell-properties fo:border="0.0069in solid #000000" fo:padding-top="0.0194in" fo:padding-left="0.0395in" fo:padding-bottom="0.0194in" fo:padding-right="0.0395in"/>
    </style:style>
    <style:style style:name="P54" style:parent-style-name="stytable-0" style:family="paragraph">
      <style:text-properties fo:language="en" fo:country="US"/>
    </style:style>
    <style:style style:name="TableCell55" style:family="table-cell">
      <style:table-cell-properties fo:border="0.0069in solid #000000" fo:padding-top="0.0194in" fo:padding-left="0.0395in" fo:padding-bottom="0.0194in" fo:padding-right="0.0395in"/>
    </style:style>
    <style:style style:name="P56" style:parent-style-name="stytable-0" style:family="paragraph">
      <style:text-properties fo:language="en" fo:country="US"/>
    </style:style>
    <style:style style:name="TableCell57" style:family="table-cell">
      <style:table-cell-properties fo:border="0.0069in solid #000000" fo:padding-top="0.0194in" fo:padding-left="0.0395in" fo:padding-bottom="0.0194in" fo:padding-right="0.0395in"/>
    </style:style>
    <style:style style:name="P58" style:parent-style-name="stytable-0" style:family="paragraph">
      <style:text-properties fo:language="en" fo:country="US"/>
    </style:style>
    <style:style style:name="TableCell59" style:family="table-cell">
      <style:table-cell-properties fo:border="0.0069in solid #000000" fo:padding-top="0.0194in" fo:padding-left="0.0395in" fo:padding-bottom="0.0194in" fo:padding-right="0.0395in"/>
    </style:style>
    <style:style style:name="P60" style:parent-style-name="stytable-0" style:family="paragraph">
      <style:text-properties fo:language="en" fo:country="US"/>
    </style:style>
    <style:style style:name="TableCell61" style:family="table-cell">
      <style:table-cell-properties fo:border="0.0069in solid #000000" fo:padding-top="0.0194in" fo:padding-left="0.0395in" fo:padding-bottom="0.0194in" fo:padding-right="0.0395in"/>
    </style:style>
    <style:style style:name="P62" style:parent-style-name="stytable-0" style:family="paragraph">
      <style:text-properties fo:language="en" fo:country="US"/>
    </style:style>
    <style:style style:name="TableCell63" style:family="table-cell">
      <style:table-cell-properties fo:border="0.0069in solid #000000" fo:padding-top="0.0194in" fo:padding-left="0.0395in" fo:padding-bottom="0.0194in" fo:padding-right="0.0395in"/>
    </style:style>
    <style:style style:name="P64" style:parent-style-name="stytable-0" style:family="paragraph">
      <style:text-properties fo:language="en" fo:country="U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padding-top="0.0194in" fo:padding-left="0.0395in" fo:padding-bottom="0.0194in" fo:padding-right="0.0395in"/>
    </style:style>
    <style:style style:name="P67" style:parent-style-name="stytable-0" style:family="paragraph">
      <style:text-properties fo:language="en" fo:country="US"/>
    </style:style>
    <style:style style:name="TableCell68" style:family="table-cell">
      <style:table-cell-properties fo:border="0.0069in solid #000000" fo:padding-top="0.0194in" fo:padding-left="0.0395in" fo:padding-bottom="0.0194in" fo:padding-right="0.0395in"/>
    </style:style>
    <style:style style:name="P69" style:parent-style-name="stytable-0" style:family="paragraph">
      <style:text-properties fo:language="en" fo:country="US"/>
    </style:style>
    <style:style style:name="TableCell70" style:family="table-cell">
      <style:table-cell-properties fo:border="0.0069in solid #000000" fo:padding-top="0.0194in" fo:padding-left="0.0395in" fo:padding-bottom="0.0194in" fo:padding-right="0.0395in"/>
    </style:style>
    <style:style style:name="P71" style:parent-style-name="stytable-0" style:family="paragraph">
      <style:text-properties fo:language="en" fo:country="US"/>
    </style:style>
    <style:style style:name="TableCell72" style:family="table-cell">
      <style:table-cell-properties fo:border="0.0069in solid #000000" fo:padding-top="0.0194in" fo:padding-left="0.0395in" fo:padding-bottom="0.0194in" fo:padding-right="0.0395in"/>
    </style:style>
    <style:style style:name="P73" style:parent-style-name="stytable-0" style:family="paragraph">
      <style:text-properties fo:language="en" fo:country="US"/>
    </style:style>
    <style:style style:name="TableCell74" style:family="table-cell">
      <style:table-cell-properties fo:border="0.0069in solid #000000" fo:padding-top="0.0194in" fo:padding-left="0.0395in" fo:padding-bottom="0.0194in" fo:padding-right="0.0395in"/>
    </style:style>
    <style:style style:name="P75" style:parent-style-name="stytable-0" style:family="paragraph">
      <style:text-properties fo:language="en" fo:country="US"/>
    </style:style>
    <style:style style:name="TableCell76" style:family="table-cell">
      <style:table-cell-properties fo:border="0.0069in solid #000000" fo:padding-top="0.0194in" fo:padding-left="0.0395in" fo:padding-bottom="0.0194in" fo:padding-right="0.0395in"/>
    </style:style>
    <style:style style:name="P77" style:parent-style-name="stytable-0" style:family="paragraph">
      <style:text-properties fo:language="en" fo:country="US"/>
    </style:style>
    <style:style style:name="TableCell78" style:family="table-cell">
      <style:table-cell-properties fo:border="0.0069in solid #000000" fo:padding-top="0.0194in" fo:padding-left="0.0395in" fo:padding-bottom="0.0194in" fo:padding-right="0.0395in"/>
    </style:style>
    <style:style style:name="P79" style:parent-style-name="stytable-0" style:family="paragraph">
      <style:text-properties fo:language="en" fo:country="U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fo:padding-top="0.0194in" fo:padding-left="0.0395in" fo:padding-bottom="0.0194in" fo:padding-right="0.0395in"/>
    </style:style>
    <style:style style:name="P82" style:parent-style-name="stytable-0" style:family="paragraph">
      <style:text-properties fo:language="en" fo:country="US"/>
    </style:style>
    <style:style style:name="TableCell83" style:family="table-cell">
      <style:table-cell-properties fo:border="0.0069in solid #000000" fo:padding-top="0.0194in" fo:padding-left="0.0395in" fo:padding-bottom="0.0194in" fo:padding-right="0.0395in"/>
    </style:style>
    <style:style style:name="P84" style:parent-style-name="stytable-0" style:family="paragraph">
      <style:text-properties fo:language="en" fo:country="US"/>
    </style:style>
    <style:style style:name="TableCell85" style:family="table-cell">
      <style:table-cell-properties fo:border="0.0069in solid #000000" fo:padding-top="0.0194in" fo:padding-left="0.0395in" fo:padding-bottom="0.0194in" fo:padding-right="0.0395in"/>
    </style:style>
    <style:style style:name="P86" style:parent-style-name="stytable-0" style:family="paragraph">
      <style:text-properties fo:language="en" fo:country="US"/>
    </style:style>
    <style:style style:name="TableCell87" style:family="table-cell">
      <style:table-cell-properties fo:border="0.0069in solid #000000" fo:padding-top="0.0194in" fo:padding-left="0.0395in" fo:padding-bottom="0.0194in" fo:padding-right="0.0395in"/>
    </style:style>
    <style:style style:name="P88" style:parent-style-name="stytable-0" style:family="paragraph">
      <style:text-properties fo:language="en" fo:country="US"/>
    </style:style>
    <style:style style:name="TableCell89" style:family="table-cell">
      <style:table-cell-properties fo:border="0.0069in solid #000000" fo:padding-top="0.0194in" fo:padding-left="0.0395in" fo:padding-bottom="0.0194in" fo:padding-right="0.0395in"/>
    </style:style>
    <style:style style:name="P90" style:parent-style-name="stytable-0" style:family="paragraph">
      <style:text-properties fo:language="en" fo:country="US"/>
    </style:style>
    <style:style style:name="TableCell91" style:family="table-cell">
      <style:table-cell-properties fo:border="0.0069in solid #000000" fo:padding-top="0.0194in" fo:padding-left="0.0395in" fo:padding-bottom="0.0194in" fo:padding-right="0.0395in"/>
    </style:style>
    <style:style style:name="P92" style:parent-style-name="stytable-0" style:family="paragraph">
      <style:text-properties fo:language="en" fo:country="US"/>
    </style:style>
    <style:style style:name="TableCell93" style:family="table-cell">
      <style:table-cell-properties fo:border="0.0069in solid #000000" fo:padding-top="0.0194in" fo:padding-left="0.0395in" fo:padding-bottom="0.0194in" fo:padding-right="0.0395in"/>
    </style:style>
    <style:style style:name="P94" style:parent-style-name="stytable-0" style:family="paragraph">
      <style:text-properties fo:language="en" fo:country="US"/>
    </style:style>
    <style:style style:name="P95" style:parent-style-name="stytext" style:family="paragraph">
      <style:text-properties fo:language="en" fo:country="US"/>
    </style:style>
    <style:style style:name="P96" style:parent-style-name="stytext" style:family="paragraph">
      <style:text-properties fo:language="en" fo:country="US"/>
    </style:style>
    <style:style style:name="P97" style:parent-style-name="testo" style:family="paragraph">
      <style:paragraph-properties fo:break-before="page"/>
      <style:text-properties fo:language="en" fo:country="US"/>
    </style:style>
    <style:style style:name="P98" style:parent-style-name="stytext" style:family="paragraph">
      <style:text-properties fo:language="en" fo:country="US"/>
    </style:style>
    <style:style style:name="TableColumn100" style:family="table-column">
      <style:table-column-properties style:column-width="0.5993in" style:use-optimal-column-width="false"/>
    </style:style>
    <style:style style:name="TableColumn101" style:family="table-column">
      <style:table-column-properties style:column-width="0.8166in" style:use-optimal-column-width="false"/>
    </style:style>
    <style:style style:name="TableColumn102" style:family="table-column">
      <style:table-column-properties style:column-width="1.4666in" style:use-optimal-column-width="false"/>
    </style:style>
    <style:style style:name="TableColumn103" style:family="table-column">
      <style:table-column-properties style:column-width="3.6875in" style:use-optimal-column-width="false"/>
    </style:style>
    <style:style style:name="Table99" style:family="table">
      <style:table-properties style:width="6.5701in" fo:margin-left="0in" table: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6" style:parent-style-name="stytable-title" style:family="paragraph">
      <style:text-properties fo:language="en" fo:country="US"/>
    </style:style>
    <style:style style:name="TableCell107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8" style:parent-style-name="stytable-title" style:family="paragraph">
      <style:text-properties fo:language="en" fo:country="US"/>
    </style:style>
    <style:style style:name="TableCell109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10" style:parent-style-name="stytable-title" style:family="paragraph">
      <style:text-properties fo:language="en" fo:country="US"/>
    </style:style>
    <style:style style:name="TableCell111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12" style:parent-style-name="stytable-title" style:family="paragraph">
      <style:text-properties fo:language="en" fo:country="U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padding-top="0.0194in" fo:padding-left="0.0395in" fo:padding-bottom="0.0194in" fo:padding-right="0.0395in"/>
    </style:style>
    <style:style style:name="TableCell115" style:family="table-cell">
      <style:table-cell-properties fo:border="0.0069in solid #000000" fo:padding-top="0.0194in" fo:padding-left="0.0395in" fo:padding-bottom="0.0194in" fo:padding-right="0.0395in"/>
    </style:style>
    <style:style style:name="TableCell116" style:family="table-cell">
      <style:table-cell-properties fo:border="0.0069in solid #000000" fo:padding-top="0.0194in" fo:padding-left="0.0395in" fo:padding-bottom="0.0194in" fo:padding-right="0.0395in"/>
    </style:style>
    <style:style style:name="TableCell117" style:family="table-cell">
      <style:table-cell-properties fo:border="0.0069in solid #000000" fo:padding-top="0.0194in" fo:padding-left="0.0395in" fo:padding-bottom="0.0194in" fo:padding-right="0.0395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padding-top="0.0194in" fo:padding-left="0.0395in" fo:padding-bottom="0.0194in" fo:padding-right="0.0395in"/>
    </style:style>
    <style:style style:name="TableCell120" style:family="table-cell">
      <style:table-cell-properties fo:border="0.0069in solid #000000" fo:padding-top="0.0194in" fo:padding-left="0.0395in" fo:padding-bottom="0.0194in" fo:padding-right="0.0395in"/>
    </style:style>
    <style:style style:name="TableCell121" style:family="table-cell">
      <style:table-cell-properties fo:border="0.0069in solid #000000" fo:padding-top="0.0194in" fo:padding-left="0.0395in" fo:padding-bottom="0.0194in" fo:padding-right="0.0395in"/>
    </style:style>
    <style:style style:name="TableCell122" style:family="table-cell">
      <style:table-cell-properties fo:border="0.0069in solid #000000" fo:padding-top="0.0194in" fo:padding-left="0.0395in" fo:padding-bottom="0.0194in" fo:padding-right="0.039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padding-top="0.0194in" fo:padding-left="0.0395in" fo:padding-bottom="0.0194in" fo:padding-right="0.0395in"/>
    </style:style>
    <style:style style:name="TableCell125" style:family="table-cell">
      <style:table-cell-properties fo:border="0.0069in solid #000000" fo:padding-top="0.0194in" fo:padding-left="0.0395in" fo:padding-bottom="0.0194in" fo:padding-right="0.0395in"/>
    </style:style>
    <style:style style:name="TableCell126" style:family="table-cell">
      <style:table-cell-properties fo:border="0.0069in solid #000000" fo:padding-top="0.0194in" fo:padding-left="0.0395in" fo:padding-bottom="0.0194in" fo:padding-right="0.0395in"/>
    </style:style>
    <style:style style:name="TableCell127" style:family="table-cell">
      <style:table-cell-properties fo:border="0.0069in solid #000000" fo:padding-top="0.0194in" fo:padding-left="0.0395in" fo:padding-bottom="0.0194in" fo:padding-right="0.0395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padding-top="0.0194in" fo:padding-left="0.0395in" fo:padding-bottom="0.0194in" fo:padding-right="0.0395in"/>
    </style:style>
    <style:style style:name="P130" style:parent-style-name="stytable-0" style:family="paragraph">
      <style:text-properties fo:language="en" fo:country="US"/>
    </style:style>
    <style:style style:name="TableCell131" style:family="table-cell">
      <style:table-cell-properties fo:border="0.0069in solid #000000" fo:padding-top="0.0194in" fo:padding-left="0.0395in" fo:padding-bottom="0.0194in" fo:padding-right="0.0395in"/>
    </style:style>
    <style:style style:name="P132" style:parent-style-name="stytable-0" style:family="paragraph">
      <style:text-properties fo:language="en" fo:country="US"/>
    </style:style>
    <style:style style:name="TableCell133" style:family="table-cell">
      <style:table-cell-properties fo:border="0.0069in solid #000000" fo:padding-top="0.0194in" fo:padding-left="0.0395in" fo:padding-bottom="0.0194in" fo:padding-right="0.0395in"/>
    </style:style>
    <style:style style:name="P134" style:parent-style-name="stytable-0" style:family="paragraph">
      <style:text-properties fo:language="en" fo:country="US"/>
    </style:style>
    <style:style style:name="TableCell135" style:family="table-cell">
      <style:table-cell-properties fo:border="0.0069in solid #000000" fo:padding-top="0.0194in" fo:padding-left="0.0395in" fo:padding-bottom="0.0194in" fo:padding-right="0.0395in"/>
    </style:style>
    <style:style style:name="P136" style:parent-style-name="stytable-0" style:family="paragraph">
      <style:text-properties fo:language="en" fo:country="US"/>
    </style:style>
    <style:style style:name="P137" style:parent-style-name="stytext" style:family="paragraph">
      <style:text-properties fo:language="en" fo:country="US"/>
    </style:style>
    <style:style style:name="P138" style:parent-style-name="stytext" style:family="paragraph">
      <style:text-properties fo:language="en" fo:country="US"/>
    </style:style>
    <style:style style:name="P139" style:parent-style-name="Title" style:family="paragraph">
      <style:text-properties fo:font-size="14pt" style:font-size-asian="14pt" style:font-size-complex="14pt"/>
    </style:style>
    <style:style style:name="T140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T141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T142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P143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423in"/>
        </style:tab-stops>
      </style:paragraph-properties>
    </style:style>
    <style:style style:name="T144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P145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423in"/>
        </style:tab-stops>
      </style:paragraph-properties>
    </style:style>
    <style:style style:name="T146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T147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T148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P149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423in"/>
        </style:tab-stops>
      </style:paragraph-properties>
    </style:style>
    <style:style style:name="T150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T151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P152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153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154" style:parent-style-name="Heading1" style:master-page-name="MP1" style:list-style-name="WW_OutlineListStyle_1" style:family="paragraph">
      <style:paragraph-properties fo:break-before="page" style:page-number="1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language="en" fo:country="US"/>
    </style:style>
    <style:style style:name="P163" style:parent-style-name="stytext" style:family="paragraph">
      <style:text-properties fo:language="en" fo:country="US"/>
    </style:style>
    <style:style style:name="P164" style:parent-style-name="stytext" style:family="paragraph">
      <style:text-properties fo:language="en" fo:country="US"/>
    </style:style>
    <style:style style:name="P165" style:parent-style-name="stytext" style:family="paragraph">
      <style:paragraph-properties fo:text-align="start"/>
    </style:style>
    <style:style style:name="P166" style:parent-style-name="stytext" style:family="paragraph">
      <style:text-properties fo:language="en" fo:country="US"/>
    </style:style>
    <style:style style:name="P167" style:parent-style-name="stytext" style:family="paragraph">
      <style:text-properties fo:language="en" fo:country="US"/>
    </style:style>
    <style:style style:name="P168" style:parent-style-name="stytext" style:family="paragraph">
      <style:text-properties fo:language="en" fo:country="US"/>
    </style:style>
    <style:style style:name="P169" style:parent-style-name="stytext" style:family="paragraph">
      <style:text-properties fo:language="en" fo:country="US"/>
    </style:style>
    <style:style style:name="T170" style:parent-style-name="hps" style:family="text">
      <style:text-properties fo:language="en"/>
    </style:style>
    <style:style style:name="T171" style:parent-style-name="hps" style:family="text">
      <style:text-properties fo:language="en"/>
    </style:style>
    <style:style style:name="P172" style:parent-style-name="stytext" style:family="paragraph">
      <style:text-properties fo:language="en" fo:country="US"/>
    </style:style>
    <style:style style:name="P173" style:parent-style-name="stytext" style:list-style-name="LFO5" style:family="paragraph"/>
    <style:style style:name="P174" style:parent-style-name="stytext" style:list-style-name="LFO5" style:family="paragraph"/>
    <style:style style:name="P175" style:parent-style-name="stytext" style:list-style-name="LFO5" style:family="paragraph"/>
    <style:style style:name="P176" style:parent-style-name="ListParagraph" style:list-style-name="LFO5" style:family="paragraph">
      <style:text-properties fo:language="it" fo:country="IT"/>
    </style:style>
    <style:style style:name="P177" style:parent-style-name="ListParagraph" style:list-style-name="LFO5" style:family="paragraph">
      <style:text-properties fo:language="it" fo:country="IT"/>
    </style:style>
    <style:style style:name="P178" style:parent-style-name="ListParagraph" style:list-style-name="LFO5" style:family="paragraph">
      <style:text-properties fo:language="it" fo:country="IT"/>
    </style:style>
    <style:style style:name="P179" style:parent-style-name="ListParagraph" style:list-style-name="LFO5" style:family="paragraph"/>
    <style:style style:name="T180" style:parent-style-name="DefaultParagraphFont" style:family="text">
      <style:text-properties style:font-name="Wingdings" style:font-name-asian="Wingdings" style:font-name-complex="Wingdings" fo:language="it" fo:country="IT"/>
    </style:style>
    <style:style style:name="P181" style:parent-style-name="ListParagraph" style:list-style-name="LFO5" style:family="paragraph"/>
    <style:style style:name="T182" style:parent-style-name="DefaultParagraphFont" style:family="text">
      <style:text-properties style:font-name="Wingdings" style:font-name-asian="Wingdings" style:font-name-complex="Wingdings"/>
    </style:style>
    <style:style style:name="P183" style:parent-style-name="ListParagraph" style:list-style-name="LFO5" style:family="paragraph"/>
    <style:style style:name="P184" style:parent-style-name="ListParagraph" style:list-style-name="LFO5" style:family="paragraph"/>
    <style:style style:name="P185" style:parent-style-name="ListParagraph" style:list-style-name="LFO5" style:family="paragraph"/>
    <style:style style:name="P186" style:parent-style-name="ListParagraph" style:list-style-name="LFO5" style:family="paragraph"/>
    <style:style style:name="P187" style:parent-style-name="ListParagraph" style:list-style-name="LFO5" style:family="paragraph"/>
    <style:style style:name="T188" style:parent-style-name="DefaultParagraphFont" style:family="text">
      <style:text-properties style:font-name="Wingdings" style:font-name-asian="Wingdings" style:font-name-complex="Wingdings"/>
    </style:style>
    <style:style style:name="P189" style:parent-style-name="ListParagraph" style:list-style-name="LFO5" style:family="paragraph"/>
    <style:style style:name="T190" style:parent-style-name="DefaultParagraphFont" style:family="text">
      <style:text-properties style:font-name="Wingdings" style:font-name-asian="Wingdings" style:font-name-complex="Wingdings"/>
    </style:style>
    <style:style style:name="P191" style:parent-style-name="stytext" style:list-style-name="LFO5" style:family="paragraph"/>
    <style:style style:name="P192" style:parent-style-name="stytext" style:family="paragraph">
      <style:paragraph-properties fo:margin-left="0.25in">
        <style:tab-stops/>
      </style:paragraph-properties>
    </style:style>
    <style:style style:name="P193" style:parent-style-name="stytext" style:family="paragraph">
      <style:paragraph-properties fo:margin-left="0.25in">
        <style:tab-stops/>
      </style:paragraph-properties>
    </style:style>
    <style:style style:name="P194" style:parent-style-name="stytext" style:family="paragraph">
      <style:paragraph-properties fo:margin-left="0.2993in">
        <style:tab-stops/>
      </style:paragraph-properties>
    </style:style>
    <style:style style:name="T195" style:parent-style-name="hps" style:family="text">
      <style:text-properties fo:language="en"/>
    </style:style>
    <style:style style:name="T196" style:parent-style-name="short_text" style:family="text">
      <style:text-properties fo:language="en"/>
    </style:style>
    <style:style style:name="T197" style:parent-style-name="hps" style:family="text">
      <style:text-properties fo:language="en"/>
    </style:style>
    <style:style style:name="T198" style:parent-style-name="hps" style:family="text">
      <style:text-properties fo:language="en"/>
    </style:style>
    <style:style style:name="P199" style:parent-style-name="stytext" style:family="paragraph">
      <style:paragraph-properties fo:margin-left="0.2993in">
        <style:tab-stops/>
      </style:paragraph-properties>
      <style:text-properties fo:language="en"/>
    </style:style>
    <style:style style:name="P200" style:parent-style-name="stytext" style:family="paragraph">
      <style:paragraph-properties fo:margin-left="0.2993in">
        <style:tab-stops/>
      </style:paragraph-properties>
    </style:style>
    <style:style style:name="P201" style:parent-style-name="stytext" style:family="paragraph">
      <style:paragraph-properties fo:margin-left="0.2993in">
        <style:tab-stops/>
      </style:paragraph-properties>
    </style:style>
    <style:style style:name="T202" style:parent-style-name="DefaultParagraphFont" style:family="text">
      <style:text-properties style:font-name="Wingdings" style:font-name-asian="Wingdings" style:font-name-complex="Wingdings"/>
    </style:style>
    <style:style style:name="T203" style:parent-style-name="DefaultParagraphFont" style:family="text">
      <style:text-properties style:font-name="Wingdings" style:font-name-asian="Wingdings" style:font-name-complex="Wingdings"/>
    </style:style>
    <style:style style:name="P204" style:parent-style-name="stytext" style:family="paragraph">
      <style:paragraph-properties fo:margin-left="0.2993in">
        <style:tab-stops/>
      </style:paragraph-properties>
    </style:style>
    <style:style style:name="P205" style:parent-style-name="stytext" style:family="paragraph">
      <style:text-properties fo:language="en" fo:country="US"/>
    </style:style>
    <style:style style:name="P206" style:parent-style-name="stytext" style:list-style-name="LFO6" style:family="paragraph"/>
    <style:style style:name="T207" style:parent-style-name="DefaultParagraphFont" style:family="text">
      <style:text-properties fo:language="en" fo:country="US"/>
    </style:style>
    <style:style style:name="P208" style:parent-style-name="stytext" style:list-style-name="LFO6" style:family="paragraph"/>
    <style:style style:name="P209" style:parent-style-name="stytext" style:family="paragraph">
      <style:paragraph-properties fo:margin-left="0.25in">
        <style:tab-stops/>
      </style:paragraph-properties>
      <style:text-properties fo:language="en" fo:country="US"/>
    </style:style>
    <style:style style:name="P210" style:parent-style-name="stytext" style:family="paragraph">
      <style:text-properties fo:language="en" fo:country="US"/>
    </style:style>
    <style:style style:name="P211" style:parent-style-name="stytext" style:family="paragraph">
      <style:text-properties fo:language="en" fo:country="US"/>
    </style:style>
  </office:automatic-styles>
  <office:body>
    <office:text text:use-soft-page-breaks="true">
      <text:p text:style-name="P1">Toolchain for DSPIC30f4013 development</text:p>
      <text:p text:style-name="P5"/>
      <text:p text:style-name="P6">It is described in here how to set up the development toolchain for applications that run on DSPIC30f4013. It is used MPLAB suite, a Microchip<text:s/>product.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Approval History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Version</text:p>
          </table:table-cell>
          <table:table-cell table:style-name="TableCell42" table:number-columns-spanned="2">
            <text:p text:style-name="P43">Author</text:p>
          </table:table-cell>
          <table:covered-table-cell/>
          <table:table-cell table:style-name="TableCell44">
            <text:p text:style-name="P45">Date</text:p>
          </table:table-cell>
          <table:table-cell table:style-name="TableCell46" table:number-columns-spanned="2">
            <text:p text:style-name="P47">Approved</text:p>
          </table:table-cell>
          <table:covered-table-cell/>
          <table:table-cell table:style-name="TableCell48">
            <text:p text:style-name="P49">Date</text:p>
          </table:table-cell>
        </table:table-row>
        <table:table-row table:style-name="TableRow50">
          <table:table-cell table:style-name="TableCell51">
            <text:p text:style-name="P52">0.1</text:p>
          </table:table-cell>
          <table:table-cell table:style-name="TableCell53">
            <text:p text:style-name="P54">V.Gaggero</text:p>
          </table:table-cell>
          <table:table-cell table:style-name="TableCell55">
            <text:p text:style-name="P56">RBCS</text:p>
          </table:table-cell>
          <table:table-cell table:style-name="TableCell57">
            <text:p text:style-name="P58">30 Jun 11</text:p>
          </table:table-cell>
          <table:table-cell table:style-name="TableCell59">
            <text:p text:style-name="P60"/>
          </table:table-cell>
          <table:table-cell table:style-name="TableCell61">
            <text:p text:style-name="P62">RBCS</text:p>
          </table:table-cell>
          <table:table-cell table:style-name="TableCell63">
            <text:p text:style-name="P64">TBD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P95"/>
      <text:p text:style-name="P96"/>
      <text:p text:style-name="P97"/>
      <text:p text:style-name="styt2tle">Revision History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Version</text:p>
          </table:table-cell>
          <table:table-cell table:style-name="TableCell107">
            <text:p text:style-name="P108">Date</text:p>
          </table:table-cell>
          <table:table-cell table:style-name="TableCell109">
            <text:p text:style-name="P110">Author</text:p>
          </table:table-cell>
          <table:table-cell table:style-name="TableCell111">
            <text:p text:style-name="P112">Comments</text:p>
          </table:table-cell>
        </table:table-row>
        <table:table-row table:style-name="TableRow113">
          <table:table-cell table:style-name="TableCell114">
            <text:p text:style-name="stytable-0">0.1</text:p>
          </table:table-cell>
          <table:table-cell table:style-name="TableCell115">
            <text:p text:style-name="stytable-0">30 Jun 11</text:p>
          </table:table-cell>
          <table:table-cell table:style-name="TableCell116">
            <text:p text:style-name="stytable-0">V.Gaggero</text:p>
          </table:table-cell>
          <table:table-cell table:style-name="TableCell117">
            <text:p text:style-name="stytable-0">First version of the document. <text:s/></text:p>
          </table:table-cell>
        </table:table-row>
        <table:table-row table:style-name="TableRow118">
          <table:table-cell table:style-name="TableCell119">
            <text:p text:style-name="stytable-0"/>
          </table:table-cell>
          <table:table-cell table:style-name="TableCell120">
            <text:p text:style-name="stytable-0"/>
          </table:table-cell>
          <table:table-cell table:style-name="TableCell121">
            <text:p text:style-name="stytable-0"/>
          </table:table-cell>
          <table:table-cell table:style-name="TableCell122">
            <text:p text:style-name="stytable-0"/>
          </table:table-cell>
        </table:table-row>
        <table:table-row table:style-name="TableRow123">
          <table:table-cell table:style-name="TableCell124">
            <text:p text:style-name="stytable-0"/>
          </table:table-cell>
          <table:table-cell table:style-name="TableCell125">
            <text:p text:style-name="stytable-0"/>
          </table:table-cell>
          <table:table-cell table:style-name="TableCell126">
            <text:p text:style-name="stytable-0"/>
          </table:table-cell>
          <table:table-cell table:style-name="TableCell127">
            <text:p text:style-name="stytable-0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p text:style-name="P139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1"><text:a xlink:href="#_Toc297718038" office:target-frame-name="_top" xlink:show="replace"><text:span text:style-name="Hyperlink">1</text:span><text:span text:style-name="T140"><text:tab/></text:span><text:span text:style-name="Hyperlink">Introduction</text:span><text:tab/>1</text:a></text:p>
          <text:p text:style-name="TOC1"><text:a xlink:href="#_Toc297718039" office:target-frame-name="_top" xlink:show="replace"><text:span text:style-name="Hyperlink">2</text:span><text:span text:style-name="T141"><text:tab/></text:span><text:span text:style-name="Hyperlink">How to get source code</text:span><text:tab/>1</text:a></text:p>
          <text:p text:style-name="TOC1"><text:a xlink:href="#_Toc297718040" office:target-frame-name="_top" xlink:show="replace"><text:span text:style-name="Hyperlink">3</text:span><text:span text:style-name="T142"><text:tab/></text:span><text:span text:style-name="Hyperlink">Toolchain for SRC compilation</text:span><text:tab/>1</text:a></text:p>
          <text:p text:style-name="P143"><text:a xlink:href="#_Toc297718041" office:target-frame-name="_top" xlink:show="replace"><text:span text:style-name="Hyperlink">3.1</text:span><text:span text:style-name="T144"><text:tab/></text:span><text:span text:style-name="Hyperlink">How to get tool</text:span><text:tab/>1</text:a></text:p>
          <text:p text:style-name="P145"><text:a xlink:href="#_Toc297718042" office:target-frame-name="_top" xlink:show="replace"><text:span text:style-name="Hyperlink">3.2</text:span><text:span text:style-name="T146"><text:tab/></text:span><text:span text:style-name="Hyperlink">How to install</text:span><text:tab/>1</text:a></text:p>
          <text:p text:style-name="TOC3"><text:a xlink:href="#_Toc297718043" office:target-frame-name="_top" xlink:show="replace"><text:span text:style-name="Hyperlink">3.2.1</text:span><text:span text:style-name="T147"><text:tab/></text:span><text:span text:style-name="Hyperlink">MPLAB IDE</text:span><text:tab/>1</text:a></text:p>
          <text:p text:style-name="TOC3"><text:a xlink:href="#_Toc297718044" office:target-frame-name="_top" xlink:show="replace"><text:span text:style-name="Hyperlink">3.2.2</text:span><text:span text:style-name="T148"><text:tab/></text:span><text:span text:style-name="Hyperlink">MPLAB C compiler for PIC24 and dsPIC DSCs</text:span><text:tab/>2</text:a></text:p>
          <text:p text:style-name="P149"><text:a xlink:href="#_Toc297718045" office:target-frame-name="_top" xlink:show="replace"><text:span text:style-name="Hyperlink">3.3</text:span><text:span text:style-name="T150"><text:tab/></text:span><text:span text:style-name="Hyperlink">How to compile</text:span><text:tab/>2</text:a></text:p>
          <text:p text:style-name="TOC1"><text:a xlink:href="#_Toc297718046" office:target-frame-name="_top" xlink:show="replace"><text:span text:style-name="Hyperlink">4</text:span><text:span text:style-name="T151"><text:tab/></text:span><text:span text:style-name="Hyperlink">Reference to other documents</text:span><text:tab/>3</text:a></text:p>
        </text:index-body>
      </text:table-of-content>
      <text:p text:style-name="P152"/>
      <text:p text:style-name="P153"/>
      <text:h text:style-name="P154" text:outline-level="1"><text:bookmark-start text:name="_Toc254688505"/><text:bookmark-start text:name="_Toc289694366"/><text:bookmark-start text:name="_Toc297718038"/><text:soft-page-break/>Introduction<text:bookmark-end text:name="_Toc254688505"/><text:bookmark-end text:name="_Toc289694366"/><text:bookmark-end text:name="_Toc297718038"/></text:h>
      <text:p text:style-name="stytext"><text:span text:style-name="T158">It is here described how to develop and compile code for Dspic30f4013 microcontroller. It belongs to<text:s/></text:span>dsPIC30F Motor Control 16-bit Digital Signal Controller family.</text:p>
      <text:p text:style-name="stytext"><text:span text:style-name="T159">It is employed on STRAIN and MAIS boards,<text:s/></text:span><text:span text:style-name="T160">which are present on iCub robot. If you are interested in flashing on microcontroller, refers to<text:s/></text:span><text:span text:style-name="T161"><text:bookmark-ref text:ref-name="_Ref281216386" text:reference-format="text">[1]</text:bookmark-ref></text:span><text:span text:style-name="T162">.</text:span></text:p>
      <text:p text:style-name="P163"/>
      <text:p text:style-name="P164"/>
      <text:h text:style-name="Heading1" text:outline-level="1"><text:bookmark-start text:name="_Toc281216354"/><text:bookmark-start text:name="_Toc289694367"/><text:bookmark-start text:name="_Toc297718039"/>How to get source code<text:bookmark-end text:name="_Toc281216354"/><text:bookmark-end text:name="_Toc289694367"/><text:bookmark-end text:name="_Toc297718039"/></text:h>
      <text:p text:style-name="P165">As all iCub software, firmware is on Sourceforge repository :<text:s/><text:a xlink:href="http://robotcub.svn.sourceforge.net/viewvc/robotcub/trunk/iCub/firmware/" office:target-frame-name="_top" xlink:show="replace"><text:span text:style-name="Hyperlink">http://robotcub.svn.sourceforge.net/viewvc/robotcub/trunk/iCub/firmware/</text:span></text:a>.</text:p>
      <text:p text:style-name="stytext">In order to download source code from repository, you need a client SVN, for example Tortoise<text:s/><text:bookmark-ref text:ref-name="_Ref297639494" text:reference-format="text">[2]</text:bookmark-ref>.</text:p>
      <text:p text:style-name="stytext"/>
      <text:h text:style-name="Heading1" text:outline-level="1"><text:bookmark-start text:name="_Toc289694368"/><text:bookmark-start text:name="_Toc297718040"/>Toolchain for SRC compilation<text:bookmark-end text:name="_Toc289694368"/><text:bookmark-end text:name="_Toc297718040"/></text:h>
      <text:p text:style-name="P166">The used toolchain is composed by development environment and compiler.</text:p>
      <text:p text:style-name="P167">MPLAB IDE is the development environment; the actually used version is 8.70. It works on Windows operative system only.</text:p>
      <text:p text:style-name="P168">The used compiler is MPLAB C Compiler for PIC24 and dsPIC DSCs version 3.23.</text:p>
      <text:h text:style-name="Heading2" text:outline-level="2"><text:bookmark-start text:name="_Toc297718041"/>How to get tool<text:bookmark-end text:name="_Toc297718041"/></text:h>
      <text:p text:style-name="stytext">MPLAB IDE can be downloaded here:</text:p>
      <text:p text:style-name="stytext"><text:a xlink:href="http://www.microchip.com/stellent/idcplg?IdcService=SS_GET_PAGE&amp;nodeId=1406&amp;dDocName=en019469&amp;part=SW007002" office:target-frame-name="_top" xlink:show="replace"><text:span text:style-name="Hyperlink">http://www.microchip.com/stellent/idcplg?I</text:span><text:bookmark-start text:name="_Hlt297638044"/><text:bookmark-start text:name="_Hlt297638045"/><text:span text:style-name="Hyperlink">d</text:span><text:bookmark-end text:name="_Hlt297638044"/><text:bookmark-end text:name="_Hlt297638045"/><text:span text:style-name="Hyperlink">cService=S</text:span><text:span text:style-name="Hyperlink">S_GET_PAGE&amp;nodeId=1406&amp;dDocName=en019469&amp;part=SW007002</text:span></text:a></text:p>
      <text:p text:style-name="stytext"/>
      <text:p text:style-name="P169">MPLAB C Compiler can be found here:</text:p>
      <text:p text:style-name="stytext"><text:a xlink:href="http://www.microchip.com/stellent/idcplg?IdcService=SS_GET_PAGE&amp;nodeId=1406&amp;dDocName=en535363" office:target-frame-name="_top" xlink:show="replace"><text:span text:style-name="Hyperlink">http://www.microchip.com/stellent/idcplg?IdcService=S</text:span><text:span text:style-name="Hyperlink">S_GET_PAGE&amp;nodeId=1406&amp;dDocName=en535363</text:span></text:a></text:p>
      <text:p text:style-name="stytext"/>
      <text:p text:style-name="stytext">The evaluation version of MPLAB c compiler version 3.23<text:s/><text:span text:style-name="T170">is no longer available from microchip web site; so you can use a no-Evaluation version, that you can find here:</text:span></text:p>
      <text:p text:style-name="stytext"><text:a xlink:href="http://www.microchip.com/stellent/idcplg?IdcService=SS_GET_PAGE&amp;nodeId=1406&amp;dDocName=en023073" office:target-frame-name="_top" xlink:show="replace"><text:span text:style-name="Hyperlink">http://www.microchip.com/stellent/idcplg?IdcS</text:span><text:bookmark-start text:name="_Hlt297638643"/><text:span text:style-name="Hyperlink">e</text:span><text:bookmark-end text:name="_Hlt297638643"/><text:span text:style-name="Hyperlink">rvice=</text:span><text:bookmark-start text:name="_Hlt297638078"/><text:span text:style-name="Hyperlink">S</text:span><text:bookmark-end text:name="_Hlt297638078"/><text:span text:style-name="Hyperlink">S_GET_PAGE&amp;nodeId=1406&amp;dDocName=en023073</text:span></text:a></text:p>
      <text:p text:style-name="stytext"/>
      <text:p text:style-name="stytext"><text:span text:style-name="hps">o</text:span><text:span text:style-name="T171">r use the newest evaluation version, but the correct functioning is not guaranteed.<text:s/></text:span></text:p>
      <text:p text:style-name="P172"/>
      <text:h text:style-name="Heading2" text:outline-level="2"><text:bookmark-start text:name="_Toc297718042"/>How to<text:s/>install<text:bookmark-end text:name="_Toc297718042"/></text:h>
      <text:h text:style-name="Heading3" text:outline-level="3"><text:bookmark-start text:name="_Toc297718043"/>MPLAB IDE<text:bookmark-end text:name="_Toc297718043"/></text:h>
      <text:p text:style-name="stytext">Here there are instructions about how to install MPLAB IDE version 8.70:</text:p>
      <text:list text:style-name="LFO5" text:continue-numbering="true">
        <text:list-item>
          <text:p text:style-name="P173">Extract the zip file</text:p>
        </text:list-item>
        <text:list-item>
          <text:p text:style-name="P174">Execute “setup.exe”</text:p>
        </text:list-item>
        <text:list-item>
          <text:p text:style-name="P175">If you have little space on your hard disk, you may install custom installation and uncheck these options:</text:p>
          <text:list text:continue-numbering="true">
            <text:list-item>
              <text:p text:style-name="P176">Under "Microchip<text:s/>Device Support" :</text:p>
              <text:list text:continue-numbering="true">
                <text:list-item>
                  <text:p text:style-name="P177">32bits MCU</text:p>
                </text:list-item>
              </text:list>
            </text:list-item>
            <text:list-item>
              <text:p text:style-name="P178">Under Microchip applications</text:p>
              <text:list text:continue-numbering="true">
                <text:list-item>
                  <text:p text:style-name="P179">REALCECMD<text:s/><text:span text:style-name="T180"></text:span><text:s/>MPLAB REAL ICE : it is a In-Circuit Emulator. We don’t use it.</text:p>
                </text:list-item>
                <text:list-item>
                  <text:p text:style-name="P181">PK3CMD<text:s/><text:span text:style-name="T182"></text:span>PICkit 3 In-Circuit Debugger. We don’t use it.</text:p>
                </text:list-item>
              </text:list>
            </text:list-item>
            <text:list-item>
              <text:p text:style-name="P183">Under MPLAB IDE:</text:p>
              <text:list text:continue-numbering="true">
                <text:list-item>
                  <text:p text:style-name="P184">PICkit 3 preogrammer/debugger</text:p>
                </text:list-item>
                <text:list-item>
                  <text:p text:style-name="P185">MPLAB REAL ICE</text:p>
                </text:list-item>
              </text:list>
            </text:list-item>
            <text:list-item>
              <text:p text:style-name="P186">Under<text:s/>MPALB <text:s/>IDE TOOLS</text:p>
              <text:list text:continue-numbering="true">
                <text:list-item>
                  <text:p text:style-name="P187">LCD designer:<text:s/><text:span text:style-name="T188"></text:span><text:s/>makes it easy to generate the code needed to drive LCD displays. We don’t need it.</text:p>
                </text:list-item>
                <text:list-item>
                  <text:p text:style-name="P189">mTouch<text:s/><text:span text:style-name="T190"></text:span><text:s/>help you to create applications for touch screen<text:s/></text:p>
                </text:list-item>
              </text:list>
            </text:list-item>
          </text:list>
        </text:list-item>
        <text:list-item>
          <text:p text:style-name="P191">Following next step as usual.</text:p>
        </text:list-item>
      </text:list>
      <text:p text:style-name="P192"/>
      <text:h text:style-name="Heading3" text:outline-level="3"><text:bookmark-start text:name="_Toc297718044"/>MPLAB C compiler for PIC24 and dsPIC DSCs<text:bookmark-end text:name="_Toc297718044"/></text:h>
      <text:p text:style-name="stytext">This paragraph is about installation of Standard Evalution version 3.23 only.</text:p>
      <text:p text:style-name="stytext">The setup is very simple, just following instruction of wizard installer application.</text:p>
      <text:p text:style-name="stytext">The “standard installation” installs compiler, documentation and source code examples.</text:p>
      <text:p text:style-name="stytext">If you have little space, choose “custom installation” and uncheck documentation and/or examples.</text:p>
      <text:p text:style-name="stytext"/>
      <text:p text:style-name="stytext"/>
      <text:p text:style-name="P193"/>
      <text:h text:style-name="Heading2" text:outline-level="2"><text:bookmark-start text:name="_Toc297718045"/>How to compile<text:bookmark-end text:name="_Toc297718045"/></text:h>
      <text:p text:style-name="P194">Each MPLAB project may be is constituted by<text:span text:style-name="T195"><text:s/>a single project file (with extension *.mcp) or by a workspace file (extension *.mcw) which contains one</text:span><text:span text:style-name="T196"><text:s/></text:span><text:span text:style-name="T197">or m</text:span><text:span text:style-name="T198">ore project files(*.mcp).</text:span></text:p>
      <text:p text:style-name="P199"/>
      <text:p text:style-name="P200">If workspace contains more than one project, mark project, you are interested in, as “Active project”.</text:p>
      <text:p text:style-name="P201">(“Project” Menù<text:s/><text:span text:style-name="T202"></text:span><text:s/>“Set Active”<text:span text:style-name="T203"></text:span><text:s/>“your_project_name.mcp”)<text:s/></text:p>
      <text:p text:style-name="P204">In order to compile an active project, select “Make” from “Project”<text:s/>menu.</text:p>
      <text:p text:style-name="P205"/>
      <text:h text:style-name="Heading1" text:outline-level="1"><text:bookmark-start text:name="_Toc281216358"/><text:bookmark-start text:name="_Toc289694369"/><text:bookmark-start text:name="_Toc297718046"/><text:soft-page-break/>Reference to other documents<text:bookmark-end text:name="_Toc281216358"/><text:bookmark-end text:name="_Toc289694369"/><text:bookmark-end text:name="_Toc297718046"/></text:h>
      <text:list text:style-name="LFO6" text:continue-numbering="true">
        <text:list-item>
          <text:p text:style-name="P206"><text:bookmark-start text:name="_Ref281216386"/><text:span text:style-name="T207">RBCS-TOOL-BIN-001-firmware-dspic30f4013.odt explains how to flash programming on board with<text:s/></text:span>Dspic30f4013 microcontrollers.<text:bookmark-end text:name="_Ref281216386"/><text:s/>(....\firmware\documents\Dspic30f4013\)</text:p>
        </text:list-item>
        <text:list-item>
          <text:p text:style-name="P208"><text:bookmark-start text:name="_Ref297639494"/>Tortoise:<text:s/><text:a xlink:href="http://tortoisesvn.net/" office:target-frame-name="_top" xlink:show="replace"><text:span text:style-name="Hyperlink">http://tortoisesvn.net/</text:span></text:a><text:bookmark-end text:name="_Ref297639494"/></text:p>
        </text:list-item>
      </text:list>
      <text:p text:style-name="P209"/>
      <text:p text:style-name="P210"/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ytext" style:default-outline-level="1">
      <style:paragraph-properties fo:keep-with-next="always" fo:margin-top="0.25in" fo:margin-bottom="0.1666in"/>
      <style:text-properties style:font-name="Helvetica" fo:font-weight="bold" style:font-weight-asian="bold" style:font-weight-complex="bold" fo:font-size="16pt" style:font-size-asian="16pt" style:font-size-complex="16pt" fo:language="en" fo:country="GB" fo:hyphenate="false"/>
    </style:style>
    <style:style style:name="Heading2" style:display-name="Heading 2" style:family="paragraph" style:parent-style-name="Normal" style:next-style-name="stytext" style:default-outline-level="2">
      <style:paragraph-properties fo:keep-with-next="always" fo:margin-top="0.25in" fo:margin-bottom="0.1666in"/>
      <style:text-properties style:font-name="Helvetica" fo:font-weight="bold" style:font-weight-asian="bold" style:font-weight-complex="bold" fo:font-size="14pt" style:font-size-asian="14pt" style:font-size-complex="14pt" fo:language="en" fo:country="GB" fo:hyphenate="false"/>
    </style:style>
    <style:style style:name="Heading3" style:display-name="Heading 3" style:family="paragraph" style:parent-style-name="Normal" style:next-style-name="stytext" style:default-outline-level="3">
      <style:paragraph-properties fo:keep-with-next="always" fo:margin-top="0.25in" fo:margin-bottom="0.0833in"/>
      <style:text-properties style:font-name="Helvetica" fo:font-weight="bold" style:font-weight-asian="bold" fo:language="en" fo:country="GB" fo:hyphenate="false"/>
    </style:style>
    <style:style style:name="Heading4" style:display-name="Heading 4" style:family="paragraph" style:parent-style-name="Normal" style:next-style-name="stytext" style:default-outline-level="4">
      <style:paragraph-properties fo:keep-with-next="always" fo:margin-top="0.1666in" fo:margin-bottom="0.0416in"/>
      <style:text-properties style:font-name="Helvetica" style:font-weight-complex="bold" fo:font-style="italic" style:font-style-asian="italic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>
        <style:tab-stops>
          <style:tab-stop style:type="left" style:position="0.4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>
        <style:tab-stops>
          <style:tab-stop style:type="left" style:position="0.6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>
        <style:tab-stops>
          <style:tab-stop style:type="left" style:position="0.8in"/>
        </style:tab-stops>
      </style:paragraph-properties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>
        <style:tab-stops>
          <style:tab-stop style:type="left" style:position="1.2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 style:auto-update="true">
      <style:paragraph-properties fo:text-align="justify"/>
      <style:text-properties fo:font-size="12pt" style:font-size-asian="12pt" style:font-size-complex="12pt" fo:language="en" fo:country="US" fo:hyphenate="false"/>
    </style:style>
    <style:style style:name="DefaultParagraphFont" style:display-name="Default Paragraph Font" style:family="text"/>
    <style:style style:name="WW_CharLFO1LVL2" style:family="text">
      <style:text-properties fo:language="en" fo:country="US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text:style-name="WW_CharLFO1LVL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NormalWeb" style:display-name="Normal (Web)" style:family="paragraph" style:parent-style-name="Normal">
      <style:text-properties style:font-name="Arial Unicode MS" style:font-name-asian="Arial Unicode MS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testo" style:display-name="testo" style:family="paragraph" style:parent-style-name="Normal">
      <style:paragraph-properties fo:margin-top="0.0833in"/>
      <style:text-properties fo:font-size="11pt" style:font-size-asian="11pt" style:font-size-complex="11pt" fo:language="en" fo:country="GB" fo:hyphenate="false"/>
    </style:style>
    <style:style style:name="punto-elenco" style:display-name="punto-elenco" style:family="paragraph" style:parent-style-name="testo">
      <style:paragraph-properties fo:margin-top="0.0416in" fo:margin-left="0.3736in" fo:text-indent="-0.2479in">
        <style:tab-stops>
          <style:tab-stop style:type="left" style:position="0.0013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Title" style:display-name="Title" style:family="paragraph" style:parent-style-name="Normal">
      <style:paragraph-properties fo:text-align="center"/>
      <style:text-properties style:font-name="Helvetica" fo:font-weight="bold" style:font-weight-asian="bold" style:font-weight-complex="bold" fo:font-size="16pt" style:font-size-asian="16pt" style:font-size-complex="16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roduct-title1" style:display-name="product-title1" style:family="text" style:parent-style-name="DefaultParagraphFont">
      <style:text-properties style:font-name="Times New Roman" style:font-name-complex="Times New Roman" style:use-window-font-color="true" fo:font-size="2.5pt" style:font-size-asian="2.5pt" style:font-size-complex="2.5pt"/>
    </style:style>
    <style:style style:name="keyword-highlight1" style:display-name="keyword-highlight1" style:family="text" style:parent-style-name="DefaultParagraphFont">
      <style:text-properties fo:background-color="#FFFF00"/>
    </style:style>
    <style:style style:name="search-results-listing" style:display-name="search-results-listing" style:family="text" style:parent-style-name="DefaultParagraphFont"/>
    <style:style style:name="keyword-highlight" style:display-name="keyword-highlight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>
      <style:paragraph-properties fo:text-align="start" fo:margin-top="0.0833in" fo:margin-bottom="0.0833in" fo:margin-left="0.2361in" fo:margin-right="0.3937in" fo:text-indent="-0.2361in">
        <style:tab-stops>
          <style:tab-stop style:type="left" style:position="0in"/>
          <style:tab-stop style:type="right" style:leader-style="dotted" style:leader-text="." style:position="6.4576in"/>
        </style:tab-stops>
      </style:paragraph-properties>
      <style:text-properties style:font-name="Helvetica" fo:font-weight="bold" style:font-weight-asian="bold" fo:font-size="11pt" style:font-size-asian="11pt" style:font-size-complex="11pt" fo:hyphenate="false"/>
    </style:style>
    <style:style style:name="TOC2" style:display-name="TOC 2" style:family="paragraph" style:parent-style-name="Normal" style:next-style-name="Normal">
      <style:paragraph-properties fo:text-align="start" fo:margin-top="0.0833in" fo:margin-bottom="0.0833in" fo:margin-left="0.5513in" fo:margin-right="0.3937in" fo:text-indent="-0.3152in">
        <style:tab-stops>
          <style:tab-stop style:type="right" style:leader-style="dotted" style:leader-text="." style:position="6.1423in"/>
        </style:tab-stops>
      </style:paragraph-properties>
      <style:text-properties style:font-name="Helvetica" fo:font-size="10pt" style:font-size-asian="10pt" style:font-size-complex="11pt" fo:hyphenate="false"/>
    </style:style>
    <style:style style:name="TOC3" style:display-name="TOC 3" style:family="paragraph" style:parent-style-name="Normal" style:next-style-name="Normal">
      <style:paragraph-properties fo:text-align="start" fo:margin-top="0.0833in" fo:margin-bottom="0.0833in" fo:margin-left="1.0236in" fo:margin-right="0.3937in" fo:text-indent="-0.4722in">
        <style:tab-stops>
          <style:tab-stop style:type="left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  <style:text-properties style:font-name="Helvetica" fo:font-size="9pt" style:font-size-asian="9pt" style:font-size-complex="11pt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odyTextIndent" style:display-name="Body Text Indent" style:family="paragraph" style:parent-style-name="Normal">
      <style:paragraph-properties fo:margin-top="0.0833in" fo:margin-left="2in" fo:text-indent="-2in">
        <style:tab-stops/>
      </style:paragraph-properties>
      <style:text-properties fo:font-size="11pt" style:font-size-asian="11pt" style:font-size-complex="11pt" fo:hyphenate="false"/>
    </style:style>
    <style:style style:name="ListBullet0" style:display-name="List Bullet 0" style:family="paragraph" style:parent-style-name="Normal" style:next-style-name="Normal" style:auto-update="true">
      <style:paragraph-properties style:text-autospace="none" fo:margin-left="0.25in" fo:text-indent="-0.25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 fo:hyphenate="false"/>
    </style:style>
    <style:style style:name="ListBullet2" style:display-name="List Bullet 2" style:family="paragraph" style:parent-style-name="Normal" style:next-style-name="ListBullet3" style:auto-update="true">
      <style:paragraph-properties style:text-autospace="none" fo:margin-left="0.75in" fo:text-indent="-0.25in">
        <style:tab-stops>
          <style:tab-stop style:type="left" style:position="-0.25in"/>
          <style:tab-stop style:type="left" style:position="0in"/>
        </style:tab-stops>
      </style:paragraph-properties>
      <style:text-properties fo:font-size="10pt" style:font-size-asian="10pt" style:font-size-complex="10pt" fo:hyphenate="false"/>
    </style:style>
    <style:style style:name="ListBullet3" style:display-name="List Bullet 3" style:family="paragraph" style:parent-style-name="Normal" style:auto-update="true">
      <style:paragraph-properties fo:margin-left="0.643in" fo:text-indent="-0.25in">
        <style:tab-stops>
          <style:tab-stop style:type="left" style:position="-0.143in"/>
          <style:tab-stop style:type="left" style:position="0in"/>
        </style:tab-stops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left="1.25in">
        <style:tab-stops/>
      </style:paragraph-properties>
      <style:text-properties fo:hyphenate="false"/>
    </style:style>
    <style:style style:name="prototipo" style:display-name="prototipo" style:family="paragraph" style:parent-style-name="Normal">
      <style:paragraph-properties>
        <style:tab-stops>
          <style:tab-stop style:type="left" style:position="1in"/>
          <style:tab-stop style:type="left" style:position="3.75in"/>
          <style:tab-stop style:type="left" style:position="4.625in"/>
          <style:tab-stop style:type="left" style:position="4.875in"/>
        </style:tab-stops>
      </style:paragraph-properties>
      <style:text-properties style:font-name="Courier New" style:font-name-complex="Courier New" fo:font-size="9pt" style:font-size-asian="9pt" style:font-size-complex="9pt" fo:language="en" fo:country="GB" fo:hyphenate="false"/>
    </style:style>
    <style:style style:name="BodyText" style:display-name="Body Text" style:family="paragraph" style:parent-style-name="Normal">
      <style:paragraph-properties fo:text-align="start"/>
      <style:text-properties fo:font-size="9pt" style:font-size-asian="9pt" style:font-size-complex="9pt" fo:hyphenate="false"/>
    </style:style>
    <style:style style:name="argomenti" style:display-name="argomenti" style:family="paragraph" style:parent-style-name="testo">
      <style:paragraph-properties fo:margin-top="0.0416in" fo:margin-left="1in" fo:text-indent="-1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ext" style:display-name="text" style:family="paragraph" style:parent-style-name="testo" style:auto-update="true">
      <style:text-properties fo:hyphenate="false"/>
    </style:style>
    <style:style style:name="styfigure" style:display-name="&lt;sty&gt;figure" style:family="paragraph" style:parent-style-name="text">
      <style:paragraph-properties fo:keep-with-next="always" fo:margin-top="0in"/>
      <style:text-properties style:font-name="Helvetica" fo:font-size="10pt" style:font-size-asian="10pt" fo:language="en" fo:country="US" fo:hyphenate="false"/>
    </style:style>
    <style:style style:name="testoChar" style:display-name="testo Char" style:family="text" style:parent-style-name="DefaultParagraphFont">
      <style:text-properties fo:font-size="11pt" style:font-size-asian="11pt" style:font-size-complex="11pt" fo:language="en" fo:country="GB"/>
    </style:style>
    <style:style style:name="textChar" style:display-name="text Char" style:family="text" style:parent-style-name="testoChar"/>
    <style:style style:name="stytext" style:display-name="&lt;sty&gt;text" style:family="paragraph" style:parent-style-name="text">
      <style:paragraph-properties fo:margin-top="0in" fo:margin-bottom="0.0416in"/>
      <style:text-properties style:font-name="Helvetica" fo:font-size="10pt" style:font-size-asian="10pt" fo:hyphenate="false"/>
    </style:style>
    <style:style style:name="styfigureChar" style:display-name="&lt;sty&gt;figure Char" style:family="text" style:parent-style-name="textChar">
      <style:text-properties style:font-name="Helvetica" fo:language="en" fo:country="US"/>
    </style:style>
    <style:style style:name="stycaption" style:display-name="&lt;sty&gt;caption" style:family="paragraph" style:parent-style-name="text">
      <style:paragraph-properties fo:margin-top="0.0416in" fo:margin-bottom="0.1666in" fo:margin-left="0.3937in" fo:margin-right="0.3937in">
        <style:tab-stops/>
      </style:paragraph-properties>
      <style:text-properties style:font-name="Helvetica" fo:font-size="10pt" style:font-size-asian="10pt" style:font-size-complex="10pt" fo:hyphenate="false"/>
    </style:style>
    <style:style style:name="stytextChar" style:display-name="&lt;sty&gt;text Char" style:family="text" style:parent-style-name="textChar">
      <style:text-properties style:font-name="Helvetica"/>
    </style:style>
    <style:style style:name="styc-portrait" style:display-name="&lt;sty&gt;c-portrait" style:family="paragraph" style:parent-style-name="BodyText">
      <style:text-properties style:font-name="Courier New" style:font-name-complex="Courier New" fo:font-size="6.5pt" style:font-size-asian="6.5pt" style:font-size-complex="7pt" fo:language="en" fo:country="GB" fo:hyphenate="false"/>
    </style:style>
    <style:style style:name="stycaptionChar" style:display-name="&lt;sty&gt;caption Char" style:family="text" style:parent-style-name="textChar">
      <style:text-properties style:font-name="Helvetica"/>
    </style:style>
    <style:style style:name="BodyTextChar" style:display-name="Body Text Char" style:family="text" style:parent-style-name="DefaultParagraphFont">
      <style:text-properties fo:font-size="9pt" style:font-size-asian="9pt" style:font-size-complex="9pt"/>
    </style:style>
    <style:style style:name="styc-portraitChar" style:display-name="&lt;sty&gt;c-portrait Char" style:family="text" style:parent-style-name="BodyTextChar">
      <style:text-properties style:font-name="Courier New" style:font-name-complex="Courier New" fo:font-size="6.5pt" style:font-size-asian="6.5pt" style:font-size-complex="7pt" fo:language="en" fo:country="GB"/>
    </style:style>
    <style:style style:name="styfootnote" style:display-name="&lt;sty&gt;footnote" style:family="paragraph" style:parent-style-name="FootnoteText">
      <style:paragraph-properties fo:margin-left="0.125in" fo:text-indent="-0.125in">
        <style:tab-stops/>
      </style:paragraph-properties>
      <style:text-properties style:font-name="Helvetica" fo:font-size="9pt" style:font-size-asian="9pt" fo:hyphenate="false"/>
    </style:style>
    <style:style style:name="FootnoteTextChar" style:display-name="Footnote Text Char" style:family="text" style:parent-style-name="DefaultParagraphFont"/>
    <style:style style:name="styfootnoteChar" style:display-name="&lt;sty&gt;footnote Char" style:family="text" style:parent-style-name="FootnoteTextChar">
      <style:text-properties style:font-name="Helvetica" fo:font-size="9pt" style:font-size-asian="9pt" fo:language="en" fo:country="US"/>
    </style:style>
    <style:style style:name="DocumentMap" style:display-name="Document Map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DocumentMapChar" style:display-name="Document Map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tyinfo" style:display-name="&lt;sty&gt;info" style:family="paragraph" style:parent-style-name="stytext">
      <style:text-properties style:font-name-complex="Arial" fo:color="#548DD4" style:font-size-complex="10pt" fo:hyphenate="false"/>
    </style:style>
    <style:style style:name="stybar" style:display-name="&lt;sty&gt;bar" style:family="paragraph" style:parent-style-name="testo">
      <style:paragraph-properties fo:border-top="none" fo:border-left="none" fo:border-bottom="0.0069in solid #000000" fo:border-right="none" fo:padding="0in" style:shadow="none" fo:margin-top="0in" fo:margin-bottom="0.0416in"/>
      <style:text-properties style:font-name="Helvetica" fo:font-size="10pt" style:font-size-asian="10pt" fo:hyphenate="false"/>
    </style:style>
    <style:style style:name="styinfoChar" style:display-name="&lt;sty&gt;info Char" style:family="text" style:parent-style-name="stytextChar">
      <style:text-properties style:font-name="BlissPro" style:font-name-complex="Arial" fo:color="#548DD4"/>
    </style:style>
    <style:style style:name="stydoc-info" style:display-name="&lt;sty&gt;doc-info" style:family="paragraph" style:parent-style-name="stytext">
      <style:text-properties style:font-name-complex="Arial" fo:language="en" fo:country="US" fo:hyphenate="false"/>
    </style:style>
    <style:style style:name="stybarChar" style:display-name="&lt;sty&gt;bar Char" style:family="text" style:parent-style-name="testoChar">
      <style:text-properties style:font-name="Helvetica"/>
    </style:style>
    <style:style style:name="stytemplate-revision" style:display-name="&lt;sty&gt;template-revision" style:family="paragraph" style:parent-style-name="styfigure">
      <style:text-properties fo:font-size="8pt" style:font-size-asian="8pt" style:font-size-complex="8pt" fo:hyphenate="false"/>
    </style:style>
    <style:style style:name="stydoc-infoChar" style:display-name="&lt;sty&gt;doc-info Char" style:family="text" style:parent-style-name="stytextChar">
      <style:text-properties style:font-name="BlissPro" style:font-name-complex="Arial" fo:language="en" fo:country="US"/>
    </style:style>
    <style:style style:name="apple-style-span" style:display-name="apple-style-span" style:family="text" style:parent-style-name="DefaultParagraphFont"/>
    <style:style style:name="stytemplate-revisionChar" style:display-name="&lt;sty&gt;template-revision Char" style:family="text" style:parent-style-name="styfigureChar">
      <style:text-properties style:font-name="Helvetica" fo:font-size="8pt" style:font-size-asian="8pt" style:font-size-complex="8pt"/>
    </style:style>
    <style:style style:name="styc-landscape" style:display-name="&lt;sty&gt;c-landscape" style:family="paragraph" style:parent-style-name="styc-portrait">
      <style:text-properties fo:font-size="9pt" style:font-size-asian="9pt" style:font-size-complex="9pt" fo:hyphenate="false"/>
    </style:style>
    <style:style style:name="styc-landscapeChar" style:display-name="&lt;sty&gt;c-landscape Char" style:family="text" style:parent-style-name="styc-portraitChar">
      <style:text-properties style:font-name="Courier New" style:font-name-complex="Courier New" fo:language="en" fo:country="GB"/>
    </style:style>
    <style:style style:name="stytable-0" style:display-name="&lt;sty&gt;table-0" style:family="paragraph" style:parent-style-name="stytext">
      <style:text-properties fo:font-size="9pt" style:font-size-asian="9pt" style:font-size-complex="10pt" fo:hyphenate="false"/>
    </style:style>
    <style:style style:name="stytable-1" style:display-name="&lt;sty&gt;table-1" style:family="paragraph" style:parent-style-name="stytable-0">
      <style:text-properties style:font-name-complex="Courier New" fo:font-size="8pt" style:font-size-asian="8pt" style:font-size-complex="8pt" fo:hyphenate="false"/>
    </style:style>
    <style:style style:name="stytable-0Char" style:display-name="&lt;sty&gt;table-0 Char" style:family="text" style:parent-style-name="stytextChar">
      <style:text-properties fo:font-size="9pt" style:font-size-asian="9pt"/>
    </style:style>
    <style:style style:name="usrex" style:display-name="&lt;usr&gt;ex" style:family="paragraph" style:parent-style-name="stytext" style:auto-update="true">
      <style:paragraph-properties fo:line-height="150%"/>
      <style:text-properties style:font-name="Arial Narrow" style:font-name-complex="Arial" fo:font-size="12pt" style:font-size-asian="12pt" style:font-size-complex="12pt" fo:hyphenate="false"/>
    </style:style>
    <style:style style:name="stytable-1Char" style:display-name="&lt;sty&gt;table-1 Char" style:family="text" style:parent-style-name="stytable-0Char">
      <style:text-properties style:font-name-complex="Courier New" fo:font-size="8pt" style:font-size-asian="8pt" style:font-size-complex="8pt"/>
    </style:style>
    <style:style style:name="usrexChar" style:display-name="&lt;usr&gt;ex Char" style:family="text" style:parent-style-name="stytextChar">
      <style:text-properties style:font-name="Arial Narrow" style:font-name-complex="Arial" fo:font-size="12pt" style:font-size-asian="12pt" style:font-size-complex="12pt"/>
    </style:style>
    <style:style style:name="stys-list" style:display-name="&lt;sty&gt;s-list" style:family="paragraph" style:parent-style-name="stytext" style:auto-update="true">
      <style:paragraph-properties fo:margin-left="0.3305in" fo:text-indent="-0.2333in">
        <style:tab-stops/>
      </style:paragraph-properties>
      <style:text-properties fo:hyphenate="false"/>
    </style:style>
    <style:style style:name="sty1-list" style:display-name="&lt;sty&gt;1-list" style:family="paragraph" style:parent-style-name="stys-list" style:auto-update="true" style:list-style-name="LFO2">
      <style:text-properties fo:hyphenate="false"/>
    </style:style>
    <style:style style:name="stys-listChar" style:display-name="&lt;sty&gt;s-list Char" style:family="text" style:parent-style-name="stytextChar"/>
    <style:style style:name="stylist" style:display-name="&lt;sty&gt;list" style:family="paragraph" style:parent-style-name="sty1-list" style:list-style-name="LFO3">
      <style:text-properties fo:hyphenate="false"/>
    </style:style>
    <style:style style:name="sty1-listChar" style:display-name="&lt;sty&gt;1-list Char" style:family="text" style:parent-style-name="stys-listChar"/>
    <style:style style:name="stylistChar" style:display-name="&lt;sty&gt;list Char" style:family="text" style:parent-style-name="sty1-listChar"/>
    <style:style style:name="styref" style:display-name="&lt;sty&gt;ref" style:family="paragraph" style:parent-style-name="stytext">
      <style:paragraph-properties fo:margin-left="0.7875in" fo:text-indent="-0.7875in">
        <style:tab-stops/>
      </style:paragraph-properties>
      <style:text-properties fo:hyphenate="false"/>
    </style:style>
    <style:style style:name="styrefChar" style:display-name="&lt;sty&gt;ref Char" style:family="text" style:parent-style-name="stytextChar"/>
    <style:style style:name="sty1Heading" style:display-name="&lt;sty&gt;1Heading" style:family="paragraph" style:parent-style-name="Heading1" style:next-style-name="stytext" style:default-outline-level="1">
      <style:paragraph-properties fo:break-before="page" fo:margin-top="0in"/>
      <style:text-properties fo:hyphenate="false"/>
    </style:style>
    <style:style style:name="Heading1Char" style:display-name="Heading 1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GB"/>
    </style:style>
    <style:style style:name="sty1HeadingChar" style:display-name="&lt;sty&gt;1Heading Char" style:family="text" style:parent-style-name="Heading1Char">
      <style:text-properties style:font-name="Helvetica" fo:font-weight="bold" style:font-weight-asian="bold" style:font-weight-complex="bold"/>
    </style:style>
    <style:style style:name="styt1tle" style:display-name="&lt;sty&gt;t1tle" style:family="paragraph" style:parent-style-name="Title" style:auto-update="true">
      <style:paragraph-properties fo:margin-bottom="0.1666in"/>
      <style:text-properties fo:font-size="20pt" style:font-size-asian="20pt" style:font-size-complex="20pt" fo:language="en" fo:country="GB" fo:hyphenate="false"/>
    </style:style>
    <style:style style:name="styt2tle" style:display-name="&lt;sty&gt;t2tle" style:family="paragraph" style:parent-style-name="Title" style:auto-update="true">
      <style:text-properties fo:hyphenate="false"/>
    </style:style>
    <style:style style:name="TitleChar" style:display-name="Title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US"/>
    </style:style>
    <style:style style:name="styt1tleChar" style:display-name="&lt;sty&gt;t1tle Char" style:family="text" style:parent-style-name="TitleChar">
      <style:text-properties style:font-name="Helvetica" fo:font-weight="bold" style:font-weight-asian="bold" style:font-weight-complex="bold" fo:font-size="20pt" style:font-size-asian="20pt" style:font-size-complex="20pt" fo:language="en" fo:country="GB"/>
    </style:style>
    <style:style style:name="stytable-head" style:display-name="&lt;sty&gt;table-head" style:family="paragraph" style:parent-style-name="stytable-0" style:auto-update="true">
      <style:text-properties fo:font-weight="bold" style:font-weight-asian="bold" fo:hyphenate="false"/>
    </style:style>
    <style:style style:name="styt2tleChar" style:display-name="&lt;sty&gt;t2tle Char" style:family="text" style:parent-style-name="TitleChar">
      <style:text-properties style:font-name="Helvetica" fo:font-weight="bold" style:font-weight-asian="bold" style:font-weight-complex="bold" fo:language="en" fo:country="US"/>
    </style:style>
    <style:style style:name="stytable-title" style:display-name="&lt;sty&gt;table-title" style:family="paragraph" style:parent-style-name="stytable-0" style:auto-update="true">
      <style:text-properties fo:font-weight="bold" style:font-weight-asian="bold" fo:hyphenate="false"/>
    </style:style>
    <style:style style:name="stytable-headChar" style:display-name="&lt;sty&gt;table-head Char" style:family="text" style:parent-style-name="stytable-0Char">
      <style:text-properties fo:font-weight="bold" style:font-weight-asian="bold"/>
    </style:style>
    <style:style style:name="stytable-titleChar" style:display-name="&lt;sty&gt;table-title Char" style:family="text" style:parent-style-name="stytable-0Char">
      <style:text-properties fo:font-weight="bold" style:font-weight-asian="bold"/>
    </style:style>
    <style:style style:name="stypict" style:display-name="&lt;sty&gt;pict" style:family="paragraph" style:parent-style-name="styfigure">
      <style:text-properties fo:font-size="9pt" style:font-size-asian="9pt" fo:hyphenate="false"/>
    </style:style>
    <style:style style:name="stypictChar" style:display-name="&lt;sty&gt;pict Char" style:family="text" style:parent-style-name="styfigureChar">
      <style:text-properties style:font-name="Helvetica" fo:font-size="9pt" style:font-size-asian="9pt"/>
    </style:style>
    <style:style style:name="stytitle" style:display-name="&lt;sty&gt;title" style:family="paragraph" style:parent-style-name="Title">
      <style:paragraph-properties fo:margin-top="0.1666in" fo:margin-bottom="0.0833in"/>
      <style:text-properties style:font-name="Times New Roman" fo:font-size="14pt" style:font-size-asian="14pt" style:font-size-complex="14pt" fo:language="en" fo:country="GB" fo:hyphenate="false"/>
    </style:style>
    <style:style style:name="stytitleChar" style:display-name="&lt;sty&gt;title Char" style:family="text" style:parent-style-name="TitleChar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usrp1ct" style:display-name="&lt;usr&gt;p1ct" style:family="paragraph" style:parent-style-name="Normal">
      <style:paragraph-properties fo:text-align="center"/>
      <style:text-properties style:font-name="Calibri" fo:font-size="10pt" style:font-size-asian="10pt" style:font-size-complex="10pt" fo:hyphenate="false"/>
    </style:style>
    <style:style style:name="usrp1ctChar" style:display-name="&lt;usr&gt;p1ct Char" style:family="text" style:parent-style-name="DefaultParagraphFont">
      <style:text-properties style:font-name="Calibri" fo:language="en" fo:country="US"/>
    </style:style>
    <style:style style:name="usrp2ct" style:display-name="&lt;usr&gt;p2ct" style:family="paragraph" style:parent-style-name="usrp1ct">
      <style:paragraph-properties fo:text-align="start"/>
      <style:text-properties fo:font-size="9pt" style:font-size-asian="9pt" style:font-size-complex="9pt" fo:hyphenate="false"/>
    </style:style>
    <style:style style:name="usrp2ctChar" style:display-name="&lt;usr&gt;p2ct Char" style:family="text" style:parent-style-name="usrp1ctChar">
      <style:text-properties fo:font-size="9pt" style:font-size-asian="9pt" style:font-size-complex="9pt"/>
    </style:style>
    <style:style style:name="usrvars" style:display-name="&lt;usr&gt;vars" style:family="paragraph" style:parent-style-name="stytext" style:auto-update="true">
      <style:paragraph-properties fo:margin-top="0.0833in" fo:margin-bottom="0in"/>
      <style:text-properties style:font-name="Calibri" style:font-name-complex="Calibri" fo:font-size="11pt" style:font-size-asian="11pt" fo:hyphenate="false"/>
    </style:style>
    <style:style style:name="usrvarsChar" style:display-name="&lt;usr&gt;vars Char" style:family="text" style:parent-style-name="stytextChar">
      <style:text-properties style:font-name="Calibri" style:font-name-complex="Calibri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text-align="start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false"/>
    </style:style>
    <style:style style:name="hps" style:display-name="hps" style:family="text" style:parent-style-name="DefaultParagraphFont"/>
    <style:style style:name="short_text" style:display-name="short_text" style:family="text" style:parent-style-name="DefaultParagraphFont"/>
    <style:style style:name="WW_CharLFO2LVL2" style:family="text">
      <style:text-properties fo:language="en" fo:country="US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text:style-name="WW_CharLFO2LVL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2" style:display-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LFO3" style:display-name="LFO3">
      <text:list-level-style-bullet text:level="1" text:style-name="WW_CharLFO4LVL1" text:bullet-char="">
        <style:list-level-properties text:space-before="0.25in" text:min-label-width="0.25in"/>
        <style:text-properties style:font-name="Wingdings"/>
      </text:list-level-style-bullet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language="en" fo:country="US"/>
    </style:style>
    <text:outline-style>
      <text:outline-level-style text:level="1" style:num-format="1">
        <style:list-level-properties text:space-before="0in" text:min-label-width="0.3in"/>
      </text:outline-level-style>
      <text:outline-level-style text:level="2" text:style-name="WW_CharOUTLINELVL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2" style:parent-style-name="DefaultParagraphFont" style:family="text">
      <style:text-properties fo:language="it" fo:country="IT"/>
    </style:style>
    <style:style style:name="T3" style:parent-style-name="DefaultParagraphFont" style:family="text">
      <style:text-properties fo:language="it" fo:country="IT"/>
    </style:style>
    <style:style style:name="T4" style:parent-style-name="PageNumber" style:family="text">
      <style:text-properties style:font-name="Helvetica" fo:font-size="11pt" style:font-size-asian="11pt" style:font-size-complex="11pt"/>
    </style:style>
    <style:page-layout style:name="PL1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155" style:parent-style-name="DefaultParagraphFont" style:family="text">
      <style:text-properties fo:language="it" fo:country="IT"/>
    </style:style>
    <style:style style:name="T156" style:parent-style-name="DefaultParagraphFont" style:family="text">
      <style:text-properties fo:language="it" fo:country="IT"/>
    </style:style>
    <style:style style:name="T157" style:parent-style-name="PageNumber" style:family="text">
      <style:text-properties style:font-name="Helvetica" fo:font-size="11pt" style:font-size-asian="11pt" style:font-size-complex="11pt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0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3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Header"><text:span text:style-name="T2"><draw:frame draw:z-index="251658240" draw:id="id0" draw:style-name="a0" draw:name="Text Box 6" text:anchor-type="paragraph" svg:x="0.77917in" svg:y="0.11875in" svg:width="5.53403in" svg:height="0.34792in" style:rel-width="scale" style:rel-height="scale"><draw:text-box draw:chain-next-name="Text Box 6"><text:p text:style-name="stydoc-info">Toolchain for source code – TOOLSRC-RBCS-001-firmware-dspic30f4013</text:p></draw:text-box><svg:desc/></draw:frame></text:span><text:span text:style-name="T3"><draw:frame draw:style-name="a1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0288" draw:id="id1" draw:style-name="a2" draw:name="Text Box 3" text:anchor-type="paragraph" svg:x="0in" svg:y="0.00069in" svg:width="0in" svg:height="0in" style:rel-width="scale" style:rel-height="scale-min"><draw:text-box><text:p text:style-name="Footer"><text:span text:style-name="T4"><text:page-number text:fixed="false">i</text:page-number></text:span></text:p></draw:text-box><svg:desc/></draw:frame><draw:frame draw:z-index="0" draw:id="id2" draw:style-name="a3" draw:name="Text Box 10" text:anchor-type="as-char" svg:x="0in" svg:y="0in" svg:width="2.35347in" svg:height="0.24792in" style:rel-width="scale" style:rel-height="scale"><draw:text-box draw:chain-next-name="Text Box 10"><text:p text:style-name="stytemplate-revision">RBCS-TOOL-SRC v. 0.1</text:p></draw:text-box><svg:desc/></draw:frame></text:p>
      </style:footer>
    </style:master-page>
    <style:master-page style:name="MP1" style:page-layout-name="PL1">
      <style:header>
        <text:p text:style-name="Header"><text:span text:style-name="T155"><draw:frame draw:z-index="251662336" draw:id="id3" draw:style-name="a4" draw:name="Text Box 6" text:anchor-type="paragraph" svg:x="0.77917in" svg:y="0.11875in" svg:width="5.53403in" svg:height="0.34792in" style:rel-width="scale" style:rel-height="scale"><draw:text-box draw:chain-next-name="Text Box 6"><text:p text:style-name="stydoc-info">Toolchain for source code – TOOLSRC-RBCS-001-firmware-dspic30f4013</text:p></draw:text-box><svg:desc/></draw:frame></text:span><text:span text:style-name="T156"><draw:frame draw:style-name="a5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4384" draw:id="id4" draw:style-name="a6" draw:name="Text Box 6" text:anchor-type="paragraph" svg:x="0in" svg:y="0.00069in" svg:width="0in" svg:height="0in" style:rel-width="scale" style:rel-height="scale-min"><draw:text-box><text:p text:style-name="Footer"><text:span text:style-name="T157"><text:page-number text:fixed="false">2</text:page-number></text:span></text:p></draw:text-box><svg:desc/></draw:frame><draw:frame draw:z-index="0" draw:id="id5" draw:style-name="a7" draw:name="Text Box 9" text:anchor-type="as-char" svg:x="0in" svg:y="0in" svg:width="2.35347in" svg:height="0.24792in" style:rel-width="scale" style:rel-height="scale"><draw:text-box draw:chain-next-name="Text Box 9"><text:p text:style-name="stytemplate-revision">RBCS-TOOL-SRC v. 0.1</text:p></draw:text-box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mplate-basic</dc:title>
    <meta:initial-creator>Marco Accame</meta:initial-creator>
    <dc:creator>user</dc:creator>
    <meta:creation-date>2011-07-05T13:58:00Z</meta:creation-date>
    <dc:date>2011-07-06T10:18:00Z</dc:date>
    <meta:print-date>2010-01-20T18:52:00Z</meta:print-date>
    <meta:template xlink:href="Normal.dotm" xlink:type="simple"/>
    <meta:editing-cycles>3</meta:editing-cycles>
    <meta:editing-duration>PT180S</meta:editing-duration>
    <meta:user-defined meta:name="Argomento">Home Automation</meta:user-defined>
    <meta:document-statistic meta:page-count="5" meta:paragraph-count="10" meta:word-count="765" meta:character-count="5122" meta:row-count="36" meta:non-whitespace-character-count="4367"/>
  </office:meta>
</office:document-meta>
</file>